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>
      <style:text-properties officeooo:rsid="003b4748" officeooo:paragraph-rsid="003b4748"/>
    </style:style>
    <style:style style:name="P17" style:family="paragraph" style:parent-style-name="Standard" style:master-page-name="Standard">
      <style:paragraph-properties fo:text-align="end" style:justify-single-word="false" style:page-number="auto"/>
    </style:style>
    <style:style style:name="P18" style:family="paragraph" style:parent-style-name="Table_20_Contents">
      <style:text-properties officeooo:paragraph-rsid="002b799c" fo:background-color="transparent"/>
    </style:style>
    <style:style style:name="P19" style:family="paragraph" style:parent-style-name="Table_20_Contents">
      <style:text-properties officeooo:rsid="003b4748" officeooo:paragraph-rsid="003667ba"/>
    </style:style>
    <style:style style:name="P20" style:family="paragraph" style:parent-style-name="Table_20_Contents">
      <style:text-properties officeooo:rsid="003b4748" officeooo:paragraph-rsid="003b4748"/>
    </style:style>
    <style:style style:name="P21" style:family="paragraph" style:parent-style-name="Table_20_Contents">
      <style:text-properties officeooo:paragraph-rsid="003cc817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37635d"/>
    </style:style>
    <style:style style:name="T18" style:family="text">
      <style:text-properties officeooo:rsid="0037ed6e"/>
    </style:style>
    <style:style style:name="T19" style:family="text">
      <style:text-properties officeooo:rsid="0039f408"/>
    </style:style>
    <style:style style:name="T20" style:family="text">
      <style:text-properties officeooo:rsid="003db6c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p. zn. <text:span text:style-name="T13">5722</text:span></text:p>
      <text:p text:style-name="P14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Table_20_Contents">Česká pirátská strana, organizační složka: Republikové předsednictvo zastoupena: Bc. Vojtěch Pikal, místopředseda strany e-mail: vojtech.pikal@pirati.cz kontakt: Ing. et Ing. Martin Šmída, e-mail: martin.smid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21">Bc. Jan Novák</text:p>
            <text:p text:style-name="P21"><text:s/>■ není podnikatel, ročník: 1991 město bydliště: Týn nad Vltavou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35812223922780" text:continue-numbering="true" text:style-name="L1">
              <text:list-item>
                <text:p text:style-name="P15">Změna – upřesnění odměny od <text:span text:style-name="T20">1.1</text:span>.2017</text:p>
              </text:list-item>
            </text:list>
            <text:p text:style-name="P16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0">100</text:span> Kč </text:p>
            <text:p text:style-name="P9">• úkolová odměna: až <text:span text:style-name="T20">4</text:span> 000 Kč měsíčně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4">dodatku</text:span>:</text:p>
          </table:table-cell>
          <table:table-cell table:style-name="Tabulka2.A1" office:value-type="string">
            <text:p text:style-name="P7"><text:s/><text:span text:style-name="T13">18.3.</text:span> 201<text:span text:style-name="T13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3:58:10.237655401</dc:date>
    <meta:editing-cycles>119</meta:editing-cycles>
    <meta:editing-duration>P24DT15H2M41S</meta:editing-duration>
    <meta:generator>LibreOffice/5.1.6.2$Linux_X86_64 LibreOffice_project/10m0$Build-2</meta:generator>
    <meta:print-date>2017-03-18T13:46:20.177601615</meta:print-date>
    <meta:document-statistic meta:table-count="2" meta:image-count="1" meta:object-count="0" meta:page-count="1" meta:paragraph-count="29" meta:word-count="183" meta:character-count="1278" meta:non-whitespace-character-count="1118"/>
    <meta:user-defined meta:name="Informace 1"/>
    <meta:user-defined meta:name="Informace 2"/>
    <meta:user-defined meta:name="Informace 3"/>
    <meta:user-defined meta:name="Informace 4"/>
  </office:meta>
</office:document-meta>
</file>